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ClassLoader.setTempDir( String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ClassLoader.loadClassData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FClassLoader.loadClass( String name , boolean resol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SFClassLoader.BSF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